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8476" officeooo:paragraph-rsid="001184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sf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6:32:07.266586031</meta:creation-date>
    <dc:date>2020-02-10T16:32:21.865152915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0.7.3$Linux_X86_64 LibreOffice_project/00m0$Build-3</meta:generator>
  </office:meta>
</office:document-meta>
</file>